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text-properties fo:color="#000000" fo:font-weight="normal" style:font-weight-asian="normal" style:font-weight-complex="normal"/>
    </style:style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P5" style:family="paragraph" style:parent-style-name="Text_20_body" style:list-style-name="L1">
      <style:text-properties fo:color="#000000"/>
    </style:style>
    <style:style style:name="P6" style:family="paragraph" style:parent-style-name="Text_20_body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7" style:family="paragraph" style:parent-style-name="Text_20_body" style:list-style-name="L1">
      <style:text-properties fo:color="#000000" style:font-name="TimesNewRomanPSMT" fo:font-size="12pt" style:font-name-asian="TimesNewRomanPSMT" style:font-size-asian="12pt" style:font-name-complex="TimesNewRomanPSMT" style:font-size-complex="12pt"/>
    </style:style>
    <style:style style:name="P8" style:family="paragraph" style:parent-style-name="Text_20_body">
      <style:text-properties fo:color="#000000" style:font-name="TimesNewRomanPSMT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9" style:family="paragraph" style:parent-style-name="Text_20_body">
      <style:text-properties fo:color="#000000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10" style:family="paragraph" style:parent-style-name="Text_20_body">
      <style:text-properties fo:color="#008080"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" style:family="text">
      <style:text-properties fo:color="#008080"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3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4" style:family="text">
      <style:text-properties style:text-position="super 58%" style:font-name="TimesNewRomanPSMT" fo:font-size="10pt" style:font-name-asian="TimesNewRomanPSMT" style:font-size-asian="10pt" style:font-name-complex="TimesNewRomanPSMT" style:font-size-complex="10pt"/>
    </style:style>
    <style:style style:name="T5" style:family="text">
      <style:text-properties style:text-position="0% 100%" style:font-name="TimesNewRomanPSMT" fo:font-size="10pt" style:font-name-asian="TimesNewRomanPSMT" style:font-size-asian="10pt" style:font-name-complex="TimesNewRomanPSM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reve guida per la libreria LoRa di Arduino</text:h>
      <text:p text:style-name="Text_20_body">La libreria è sostanzialmente composta dalla classe LORA. LORA, a sua volta, utilizza la libreria base SX che comprende numerose funzioni per la gestione del modulo radio. SX è il nome esterno della classe SX1278. SX può anche essere usata direttamente per gestire il modulo radio, nel caso si volesse intervenire su funzionalità di base.</text:p>
      <text:p text:style-name="Text_20_body">In realtà esiste una ulteriore classe REMOTEC. Ma quest'ultima è dedicata a pilotare il modulo radio in modalità modulazione OOK così da utilizzare il modulo per comandare le prese elettriche radiocomandate utilizzanti il componente HX22xx (e similari) (es.: Avidsen o Velleman).</text:p>
      <text:h text:style-name="Heading_20_3" text:outline-level="3">Come usare la libreria LORA</text:h>
      <text:p text:style-name="P1">Partiamo dalle definizioni:</text:p>
      <text:list xml:id="list3346532676472900525" text:style-name="L1">
        <text:list-item>
          <text:p text:style-name="P4">Includere la libreria: <text:span text:style-name="T1">#include &lt;LoRa.h&gt;</text:span></text:p>
        </text:list-item>
        <text:list-item>
          <text:p text:style-name="P5"><text:span text:style-name="T2">Definire l'istanza della classe; es.: </text:span><text:span text:style-name="T1">LORA LR;</text:span></text:p>
        </text:list-item>
        <text:list-item>
          <text:p text:style-name="P5"><text:span text:style-name="T2">Inizializzare la classe con la chiave per la crittografia; es.: </text:span><text:span text:style-name="T1">LR.begin(4769);</text:span></text:p>
        </text:list-item>
        <text:list-item>
          <text:p text:style-name="P7">Definizione degli indirizzi:</text:p>
          <text:list>
            <text:list-item>
              <text:p text:style-name="P5"><text:span text:style-name="T2">Dimensionare la struttura della rete definendo il numero massimo di periferiche indirizzabili. Questo definisce automaticamente anche l'intervallo in cui si può scegliere l'indirizzo della rete (vedere help). Es.: </text:span><text:span text:style-name="T1">LR.defDevRange(6); </text:span><text:span text:style-name="T3">(</text:span><text:span text:style-name="T5">2</text:span><text:span text:style-name="T4">6 </text:span><text:span text:style-name="T5">: da 1 a 63 periferiche)</text:span></text:p>
            </text:list-item>
            <text:list-item>
              <text:p text:style-name="P5"><text:span text:style-name="T2">Stabilire l'indirizzo della rete. Es.: </text:span><text:span text:style-name="T1">LR.defNetAddress(733); </text:span><text:span text:style-name="T3">(2</text:span><text:span text:style-name="T4">(16-6)</text:span><text:span text:style-name="T5">=2</text:span><text:span text:style-name="T4">10</text:span><text:span text:style-name="T5">: indirizzo da 0 a 1023)</text:span></text:p>
            </text:list-item>
          </text:list>
        </text:list-item>
      </text:list>
      <text:p text:style-name="P6">Se poi volete modificare i parametri di trasmissione , potete usare la funzione:</text:p>
      <text:p text:style-name="P2"><text:span text:style-name="T1">LR.setConfig(SF,BW,CR);</text:span><text:span text:style-name="T2"> <text:s/>dove (vedere help):<text:line-break/>SF: Spreading factor code (default 12)<text:line-break/>BW: band width code (default 7)<text:line-break/>CR: correction code (default 4)</text:span></text:p>
      <text:p text:style-name="P8">Spediamo un messaggio (esempio):</text:p>
      <text:p text:style-name="P9">Noi, con indirizzo locale 1 (della rete 733), spediamo il messaggio “mess” all'indirizzo 12:</text:p>
      <text:p text:style-name="P3"><text:span text:style-name="T1">LR.sendNetMess(12,1,”mess”,4);</text:span><text:span text:style-name="T2"> <text:s text:c="2"/>(dove 4 è la lunghezza della stringa “mess”)</text:span></text:p>
      <text:p text:style-name="P8">Ora riceviamo (esempio):</text:p>
      <text:p text:style-name="P9">Per prima cosa dobbiamo mettere il modulo radio in modalità ricezione:</text:p>
      <text:p text:style-name="P10">LR.receiveMessMode();</text:p>
      <text:p text:style-name="P9">Ora possiamo metterci in ascolto in un loop (i messaggi si intendono riferiti alla rete 733):</text:p>
      <text:p text:style-name="P10">if (LR.receiveNetMess(1,12, buffer, bufferlen)&gt;0) break;</text:p>
      <text:p text:style-name="P9">Se il messaggio arriva si esce dal loop (ed il modulo radio si mette in standby)</text:p>
      <text:p text:style-name="P9">Per leggere il messaggio arrivato usiamo la funzione (restituisce una stringa):</text:p>
      <text:p text:style-name="P10">LR.getMessage();</text:p>
      <text:p text:style-name="P9">Se avessimo voluto ricevere messaggi da chiunque sulla rete, avremmo dovuto porre a 0 il mittente:</text:p>
      <text:p text:style-name="P10">if (LR.receiveNetMess(1,0, buffer, bufferlen)&gt;0) break;</text:p>
      <text:p text:style-name="P9">In quest'ultimo caso possiamo leggere il mittente usando la funzione (restituisce un numero):</text:p>
      <text:p text:style-name="P3"><text:span text:style-name="T1">LR.getSender();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MT" svg:font-family="TimesNewRomanPSMT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weight="normal" style:font-weight-asian="normal" style:font-weight-complex="normal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</meta:initial-creator>
    <meta:creation-date>2017-04-07T15:00:22.89</meta:creation-date>
    <dc:date>2017-04-07T16:35:12.16</dc:date>
    <dc:creator>D D</dc:creator>
    <meta:editing-duration>PT20M11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28" meta:word-count="352" meta:character-count="2407"/>
  </office:meta>
</office:document-meta>
</file>